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30d279" officeooo:paragraph-rsid="003f249d"/>
    </style:style>
    <style:style style:name="P2" style:family="paragraph" style:parent-style-name="Text_20_body" style:list-style-name="L1">
      <style:text-properties officeooo:rsid="0030d279" officeooo:paragraph-rsid="003f249d"/>
    </style:style>
    <style:style style:name="P3" style:family="paragraph" style:parent-style-name="Text_20_body">
      <style:text-properties officeooo:rsid="0030d279"/>
    </style:style>
    <style:style style:name="P4" style:family="paragraph" style:parent-style-name="Heading_20_1">
      <style:text-properties officeooo:rsid="0030d279" officeooo:paragraph-rsid="0030d279"/>
    </style:style>
    <style:style style:name="P5" style:family="paragraph" style:parent-style-name="Text_20_body">
      <style:text-properties officeooo:paragraph-rsid="00473d08"/>
    </style:style>
    <style:style style:name="P6" style:family="paragraph" style:parent-style-name="Text_20_body" style:list-style-name="L2"/>
    <style:style style:name="P7" style:family="paragraph" style:parent-style-name="Text_20_body" style:list-style-name="L2">
      <style:text-properties officeooo:paragraph-rsid="00478ff7"/>
    </style:style>
    <style:style style:name="P8" style:family="paragraph" style:parent-style-name="Heading_20_1">
      <style:text-properties officeooo:paragraph-rsid="0030d279"/>
    </style:style>
    <style:style style:name="P9" style:family="paragraph" style:parent-style-name="Heading_20_3">
      <style:text-properties officeooo:rsid="004d8ea6" officeooo:paragraph-rsid="004d8ea6"/>
    </style:style>
    <style:style style:name="P10" style:family="paragraph" style:parent-style-name="Text_20_body">
      <style:text-properties officeooo:paragraph-rsid="004d8ea6"/>
    </style:style>
    <style:style style:name="P11" style:family="paragraph" style:parent-style-name="Text_20_body">
      <style:text-properties officeooo:paragraph-rsid="004e1bba"/>
    </style:style>
    <style:style style:name="P12" style:family="paragraph" style:parent-style-name="Text_20_body">
      <style:text-properties officeooo:rsid="004d8ea6" officeooo:paragraph-rsid="004d8ea6"/>
    </style:style>
    <style:style style:name="P13" style:family="paragraph" style:parent-style-name="Text_20_body">
      <style:text-properties officeooo:rsid="004e1bba" officeooo:paragraph-rsid="004e1bba"/>
    </style:style>
    <style:style style:name="P14" style:family="paragraph" style:parent-style-name="Text_20_body">
      <style:text-properties officeooo:paragraph-rsid="0030d279"/>
    </style:style>
    <style:style style:name="P15" style:family="paragraph" style:parent-style-name="Text_20_body">
      <style:text-properties officeooo:rsid="0030d279" officeooo:paragraph-rsid="0030d279"/>
    </style:style>
    <style:style style:name="P16" style:family="paragraph" style:parent-style-name="Heading_20_2">
      <style:text-properties officeooo:rsid="0030d279" officeooo:paragraph-rsid="0030d279"/>
    </style:style>
    <style:style style:name="P17" style:family="paragraph" style:parent-style-name="Text_20_body">
      <style:text-properties officeooo:rsid="00126b6e" officeooo:paragraph-rsid="0030d279"/>
    </style:style>
    <style:style style:name="P18" style:family="paragraph" style:parent-style-name="Text_20_body">
      <style:paragraph-properties fo:margin-top="0cm" fo:margin-bottom="0cm" style:contextual-spacing="false"/>
      <style:text-properties officeooo:rsid="00126b6e"/>
    </style:style>
    <style:style style:name="P19" style:family="paragraph" style:parent-style-name="Text_20_body">
      <style:paragraph-properties fo:margin-left="0cm" fo:margin-right="0cm" fo:text-indent="0cm" style:auto-text-indent="false"/>
      <style:text-properties officeooo:rsid="00126b6e"/>
    </style:style>
    <style:style style:name="T1" style:family="text">
      <style:text-properties officeooo:rsid="00473d08"/>
    </style:style>
    <style:style style:name="T2" style:family="text">
      <style:text-properties officeooo:rsid="00488280"/>
    </style:style>
    <style:style style:name="T3" style:family="text">
      <style:text-properties officeooo:rsid="00478ff7"/>
    </style:style>
    <style:style style:name="T4" style:family="text">
      <style:text-properties officeooo:rsid="0030d279"/>
    </style:style>
    <style:style style:name="T5" style:family="text">
      <style:text-properties officeooo:rsid="004d8ea6"/>
    </style:style>
    <style:style style:name="T6" style:family="text">
      <style:text-properties officeooo:rsid="004be3e8"/>
    </style:style>
    <style:style style:name="T7" style:family="text">
      <style:text-properties officeooo:rsid="003c38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sa è il LaTeX?</text:p>
      <text:p text:style-name="P1">TeX (pronunciato “tek”) è un linguaggio di programmazione per la composizione tipografica progettato da Donald Knuth e pubblicato per la prima volta nel 1978. Il sistema fu sviluppato con due obiettivi principali: </text:p>
      <text:list text:style-name="L1">
        <text:list-item>
          <text:p text:style-name="P2">permettere a chiunque di produrre documenti e libri di alta qualità tipografica con il minimo sforzo</text:p>
        </text:list-item>
        <text:list-item>
          <text:p text:style-name="P2">garantire che lo stesso documento generi risultati identici su qualsiasi computer, indipendentemente dal momento o dalla piattaforma utilizzata.</text:p>
        </text:list-item>
      </text:list>
      <text:p text:style-name="P3">Il nome TeX deriva dalle lettere greche maiuscole tau, epsilon e chi. È infatti l’abbreviazione della parola greca τέχνη (technē), che significa sia “arte” sia “mestiere”, a sottolineare il legame tra precisione tecnica e qualità estetica nella composizione tipografica.</text:p>
      <text:p text:style-name="P3">Su TeX si basa <text:span text:style-name="Strong_20_Emphasis">LaTeX</text:span>, un sistema software per la composizione di documenti che ne semplifica l’utilizzo. In questo contesto, TeX si occupa principalmente dell’impaginazione e del layout del documento, mentre LaTeX permette all’autore di concentrarsi sul contenuto, fornendo comandi più intuitivi per la formattazione. Poiché i comandi di formattazione di TeX sono piuttosto basilari, LaTeX mette a disposizione strumenti già pronti per gestire elementi comuni dei documenti, come titoli di capitoli, note a piè di pagina, riferimenti incrociati e bibliografie.</text:p>
      <text:p text:style-name="P3">Il sistema TeX conosce con precisione le dimensioni di tutti i caratteri e dei simboli tipografici. Grazie a queste informazioni è in grado di calcolare automaticamente la disposizione ottimale delle lettere nelle righe e delle righe nella pagina, ottenendo un risultato tipograficamente molto accurato.</text:p>
      <text:p text:style-name="P3">Il processo di compilazione produce tradizionalmente un file <text:span text:style-name="Strong_20_Emphasis">DVI</text:span> (DeVice Independent), che contiene le posizioni finali di tutti i caratteri nel documento. Oggi, tuttavia, è molto diffuso l’uso di <text:span text:style-name="Strong_20_Emphasis">pdfTeX</text:span>, che genera direttamente un file PDF senza passare attraverso il formato DVI.</text:p>
      <text:p text:style-name="P3">Il sistema TeX di base comprende circa 300 comandi fondamentali, detti <text:span text:style-name="Emphasis">primitivi</text:span>. Questi comandi di basso livello sono raramente utilizzati direttamente dagli utenti, poiché la maggior parte delle funzionalità viene fornita attraverso i cosiddetti <text:span text:style-name="Strong_20_Emphasis">file di formato</text:span>.</text:p>
      <text:p text:style-name="P3">Il formato più diffuso è proprio <text:span text:style-name="Strong_20_Emphasis">LaTeX</text:span>, sviluppato originariamente da Leslie Lamport. Esso include diversi stili di documento (come libri, articoli, lettere o presentazioni) e introduce funzionalità avanzate come la numerazione automatica di sezioni ed equazioni, oltre alla gestione dei riferimenti all’interno del testo.</text:p>
      <text:h text:style-name="P4" text:outline-level="1">Perché usarlo?</text:h>
      <text:p text:style-name="P5">LaTeX consente agli autori di concentrarsi principalmente sul contenuto del documento senza doversi occupare continuamente del suo aspetto grafico. L’autore definisce infatti la struttura logica del testo attraverso elementi semplici e familiari come capitoli, sezioni, tabelle o figure, lasciando al sistema LaTeX il compito di gestire automaticamente la formattazione e l’impaginazione. </text:p>
      <text:p text:style-name="P5">Questo approccio favorisce la separazione tra contenuto e layout del documento, pur lasciando comunque la possibilità di intervenire manualmente sulla composizione tipografica quando necessario.</text:p>
      <text:p text:style-name="Text_20_body"><text:soft-page-break/>Grazie alla sua struttura e alle numerose funzionalità disponibili, LaTeX rappresenta uno strumento particolarmente adatto alla produzione di documenti tecnici e scientifici, dove chiarezza, precisione e coerenza grafica sono aspetti fondamentali.</text:p>
      <text:p text:style-name="Text_20_body">Di seguito sono riportati alcuni motivi per cui sce<text:span text:style-name="T1">gliere</text:span> LaTeX per la scrittura dei propri documenti.</text:p>
      <text:list text:style-name="L2">
        <text:list-item>
          <text:p text:style-name="P6"><text:span text:style-name="T2">M</text:span>ette a disposizione una vasta gamma di simboli e ambienti matematici, permettendo di scrivere formule anche molto complesse in modo preciso <text:span text:style-name="T1">e veloce</text:span>.</text:p>
        </text:list-item>
        <text:list-item>
          <text:p text:style-name="P6"><text:span text:style-name="T2">P</text:span>uò essere utilizzato su diversi sistemi operativi, tra cui Linux, Windows e macOS. I documenti prodotti mantengono sempre lo stesso risultato finale, indipendentemente dal computer utilizzato. Questo evita problemi comuni con altri programmi, ad esempio quando si apre una presentazione creata su Windows in macOS e la formattazione <text:span text:style-name="T1">viene messa a soqquadro</text:span>.</text:p>
        </text:list-item>
        <text:list-item>
          <text:p text:style-name="P6"><text:span text:style-name="T2">S</text:span>egu<text:span text:style-name="T2">e</text:span> regole tipografiche ben definite e garantisc<text:span text:style-name="T2">e</text:span> uno stile uniforme e curato, particolarmente apprezzato in ambito accademico e scientifico.</text:p>
        </text:list-item>
        <text:list-item>
          <text:p text:style-name="P7"><text:span text:style-name="T2">È</text:span> possibile organizzare facilmente testi complessi con diversi livelli di titoli e sottotitoli, includere note a piè di pagina, tabelle, figure e altri elementi grafici. <text:span text:style-name="T3">È possibile forzare in ogni modo il layout di equazioni e tabelle per garantire la massima personalizzazione</text:span></text:p>
        </text:list-item>
        <text:list-item>
          <text:p text:style-name="P6"><text:span text:style-name="T2">Ge</text:span>stisce automaticamente diverse funzioni utili nella redazione di documenti lunghi, come la numerazione di sezioni ed equazioni, la generazione di riferimenti incrociati e la creazione di indici.</text:p>
        </text:list-item>
        <text:list-item>
          <text:p text:style-name="P6">I file LaTeX sono semplici file di testo e possono quindi essere facilmente condivisi e gestiti tramite sistemi di controllo di versione, come GitHub, permettendo a più persone di lavorare sullo stesso documento. <text:span text:style-name="T3">Per un approccio più basilare si può usare Overleaf che permette di collaborare online in tempo reale.</text:span></text:p>
        </text:list-item>
        <text:list-item>
          <text:p text:style-name="P6">Oltre alla produzione di documenti PDF, LaTeX può essere utilizzato anche per generare altri tipi di output, come pagine HTML o presentazioni.</text:p>
        </text:list-item>
        <text:list-item>
          <text:p text:style-name="P6">LaTeX è utilizzato da molti anni da ricercatori, studenti e professionisti. Per questo motivo esistono numerose guide, forum e documentazioni online, che rendono relativamente semplice trovare soluzioni a eventuali problemi. <text:span text:style-name="T3">Qualsiasi problema ha una sua soluzione presente su un forum!</text:span></text:p>
        </text:list-item>
      </text:list>
      <text:h text:style-name="P8" text:outline-level="1"><text:span text:style-name="T4">Meglio LaTeX o Word?</text:span></text:h>
      <text:h text:style-name="P9" text:outline-level="3">Quando preferire LaTeX?</text:h>
      <text:p text:style-name="Text_20_body">Se si conoscono i comandi principali, scrivere un documento in LaTeX può risultare più rapido rispetto all’utilizzo di Word. Una volta acquisita familiarità con la sintassi, infatti, non è più necessario interrompere il lavoro per cercare funzioni nei menu o applicare manualmente formattazioni particolari: l’autore può concentrarsi principalmente sul contenuto.</text:p>
      <text:p text:style-name="P10">Un’altra differenza riguarda il modo in cui i documenti vengono elaborati. In LaTeX ogni modifica richiede una compilazione del documento, operazione che può richiedere alcuni secondi ma permette l’utilizzo di algoritmi tipografici più sofisticati, con una sillabazione più accurata e un <text:soft-page-break/>risultato tipografico generalmente più professionale. Word, invece, aggiorna il documento in tempo reale mentre si scrive, privilegiando la velocità di modifica, <text:span text:style-name="T5">rendendo</text:span> necessario aggiornare manualmente alcuni elementi <text:span text:style-name="T5">come</text:span> il sommario e l'indice. <text:span text:style-name="T5">Viene da sé che in presenza di pochi paragrafi questo sia gestibile, ma in un intero libro diventi insostenibile modificare l’indice manualmente.</text:span></text:p>
      <text:p text:style-name="P11">Se il documento contiene immagini, l'elaborazione dei file Word può diventare molto lenta o il programma potrebbe persino bloccarsi. Perché? Perché durante la modifica, tutte le immagini devono essere memorizzat<text:span text:style-name="T6">e</text:span>, il che richiede molta memoria. Quando si modificano documenti LaTeX, le immagini nell'editor sono visibili solo tramite il loro riferimento testuale e solo in un secondo momento vengono compilate, una per una, in un PDF. </text:p>
      <text:p text:style-name="P11">LaTeX consente inoltre di modificare facilmente lo stile dell’intero documento intervenendo su poche righe di codice, mentre in Word operazioni simili richiedono diversi passaggi manuali. Anche la gestione di documenti molto lunghi o complessi può risultare più semplice in LaTeX, poiché il testo può essere suddiviso in più file e organizzato in modo modulare. </text:p>
      <text:p text:style-name="P12">METTI ESEMPIO</text:p>
      <text:p text:style-name="P13">\input{main/aboutdogs}</text:p>
      <text:p text:style-name="P11">\input{main/aboutcats}</text:p>
      <text:p text:style-name="P11">Per spostare la discussione sui gatti all'inizio è sufficiente cambiare la posizione nel file principale:</text:p>
      <text:p text:style-name="P11">\input{main/aboutcats}</text:p>
      <text:p text:style-name="P11">\input{main/aboutdogs}</text:p>
      <text:p text:style-name="P13"/>
      <text:p text:style-name="Text_20_body"/>
      <text:h text:style-name="P9" text:outline-level="3">Quando preferire Word?</text:h>
      <text:p text:style-name="Text_20_body">Uno dei principali vantaggi di Word è il <text:span text:style-name="Strong_20_Emphasis">controllo grammaticale automatico</text:span>, che aiuta a individuare errori durante la scrittura. Alcune piattaforme online per LaTeX, come Overleaf, offrono strumenti di controllo ortografico, ma generalmente non includono un sistema di correzione grammaticale completo integrato nell’editor.</text:p>
      <text:p text:style-name="Text_20_body">D’altra parte, <text:span text:style-name="Strong_20_Emphasis">Word risulta spesso più pratico per documenti brevi o semplici</text:span>, dove la rapidità di scrittura e l’interfaccia grafica immediata permettono di lavorare senza dover conoscere una sintassi specifica. Inoltre, quando si lavora con testi che richiedono frequenti revisioni linguistiche o correzioni grammaticali, gli strumenti integrati di Word possono risultare particolarmente utili.</text:p>
      <text:p text:style-name="Text_20_body">In sintesi, Word è generalmente più adatto per <text:span text:style-name="Strong_20_Emphasis">documenti brevi, semplici o scritti rapidamente</text:span>, mentre LaTeX tende a offrire maggiori vantaggi nella gestione di <text:span text:style-name="Strong_20_Emphasis">documenti lunghi, tecnici o scientifici</text:span>, dove la qualità tipografica e la struttura del testo diventano aspetti più importanti.</text:p>
      <text:p text:style-name="Text_20_body"/>
      <text:p text:style-name="P14"/>
      <text:p text:style-name="P14"/>
      <text:h text:style-name="P4" text:outline-level="1"><text:soft-page-break/>Da dove inizio a scrivere in LaTeX?</text:h>
      <text:p text:style-name="P15">Bene, sono convinto. Ma ora come si comincia a scrivere il latex?</text:p>
      <text:h text:style-name="P16" text:outline-level="2">Approccio semplice: Overleaf</text:h>
      <text:p text:style-name="P15"/>
      <text:h text:style-name="P16" text:outline-level="2">Approccio completo: TeXStudio + TeXLiv<text:span text:style-name="T7">e</text:span></text:h>
      <text:p text:style-name="P17"><text:span text:style-name="Strong_20_Emphasis"/></text:p>
      <text:p text:style-name="P18"/>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3-05T23:20:05.101912810</dc:date>
    <meta:editing-duration>PT14H22M13S</meta:editing-duration>
    <meta:editing-cycles>46</meta:editing-cycles>
    <meta:generator>LibreOffice/25.2.3.2$Linux_X86_64 LibreOffice_project/520$Build-2</meta:generator>
    <meta:document-statistic meta:table-count="0" meta:image-count="0" meta:object-count="0" meta:page-count="4" meta:paragraph-count="43" meta:word-count="1226" meta:character-count="8596" meta:non-whitespace-character-count="7419"/>
  </office:meta>
</office:document-meta>
</file>